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an Francisco', 'Helvetica Neue', Helvetica, Ubuntu, Roboto, Noto, 'Segoe UI', Arial, sans-serif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ca387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e00de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111111" loext:opacity="100%" style:font-name="Arial" fo:font-size="12pt" fo:letter-spacing="normal" fo:font-style="normal" fo:font-weight="normal" officeooo:rsid="000ca387" officeooo:paragraph-rsid="000ca387" style:font-size-asian="12pt" style:font-size-complex="12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style:font-name="Arial" fo:font-size="12pt" officeooo:rsid="000ca387" officeooo:paragraph-rsid="000ca387" style:font-size-asian="12pt" style:font-size-complex="12pt"/>
    </style:style>
    <style:style style:name="T1" style:family="text">
      <style:text-properties fo:font-variant="normal" fo:text-transform="none" fo:color="#111111" loext:opacity="100%" fo:letter-spacing="normal" fo:font-style="normal" fo:font-weight="normal"/>
    </style:style>
    <style:style style:name="T2" style:family="text">
      <style:text-properties fo:font-variant="normal" fo:text-transform="none" fo:color="#111111" loext:opacity="100%" fo:letter-spacing="normal" fo:font-style="normal" fo:font-weight="normal" officeooo:rsid="000ca387"/>
    </style:style>
    <style:style style:name="T3" style:family="text">
      <style:text-properties fo:font-variant="normal" fo:text-transform="none" fo:color="#111111" loext:opacity="100%" style:font-name="Arial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111111" loext:opacity="100%" style:font-name="Arial" fo:font-size="12pt" fo:letter-spacing="normal" fo:font-style="normal" fo:font-weight="normal" officeooo:rsid="000ca387" style:font-size-asian="12pt" style:font-size-complex="12pt"/>
    </style:style>
    <style:style style:name="T5" style:family="text">
      <style:text-properties fo:font-variant="normal" fo:text-transform="none" fo:color="#111111" loext:opacity="100%" style:font-name="Arial" fo:font-size="12pt" fo:letter-spacing="normal" style:font-size-asian="12pt" style:font-size-complex="12pt"/>
    </style:style>
    <style:style style:name="T6" style:family="text">
      <style:text-properties fo:font-variant="normal" fo:text-transform="none" fo:color="#767676" loext:opacity="100%" style:font-name="Arial" fo:font-size="12pt" fo:letter-spacing="normal" fo:font-style="normal" fo:font-weight="normal" fo:background-color="#f5f5f5" loext:char-shading-value="0" style:font-size-asian="12pt" style:font-size-complex="12pt"/>
    </style:style>
    <style:style style:name="T7" style:family="text">
      <style:text-properties fo:font-variant="normal" fo:text-transform="none" fo:color="#767676" loext:opacity="100%" style:font-name="Arial" fo:font-size="12pt" fo:letter-spacing="normal" fo:font-style="normal" fo:font-weight="normal" officeooo:rsid="000ca387" fo:background-color="#f5f5f5" loext:char-shading-value="0" style:font-size-asian="12pt" style:font-size-complex="12pt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size="12pt" officeooo:rsid="000ca387" style:font-size-asian="12pt" style:font-size-complex="12pt"/>
    </style:style>
    <style:style style:name="T10" style:family="text">
      <style:text-properties style:font-name="Arial" fo:font-size="12pt" officeooo:rsid="000e00d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Attributes</text:span><text:span text:style-name="T1"> for photos from unsplash</text:span></text:p>
      <text:p text:style-name="P3"/>
      <text:p text:style-name="P1"><text:span text:style-name="T4">Programming: Photo by </text:span><text:a xlink:type="simple" xlink:href="https://unsplash.com/@pakata?utm_source=unsplash&amp;utm_medium=referral&amp;utm_content=creditCopyText" text:style-name="Internet_20_link" text:visited-style-name="Visited_20_Internet_20_Link"><text:span text:style-name="T7">Pakata Goh</text:span></text:a><text:span text:style-name="T4"> on </text:span><text:a xlink:type="simple" xlink:href="https://unsplash.com/s/photos/programming?utm_source=unsplash&amp;utm_medium=referral&amp;utm_content=creditCopyText" text:style-name="Internet_20_link" text:visited-style-name="Visited_20_Internet_20_Link"><text:span text:style-name="T7">Unsplash</text:span></text:a><text:span text:style-name="T4"> </text:span></text:p>
      <text:p text:style-name="P1"><text:span text:style-name="T4">High voltage photo: <text:s text:c="2"/></text:span><text:span text:style-name="T3">Photo by </text:span><text:a xlink:type="simple" xlink:href="https://unsplash.com/@dericsamps?utm_source=unsplash&amp;utm_medium=referral&amp;utm_content=creditCopyText" text:style-name="Internet_20_link" text:visited-style-name="Visited_20_Internet_20_Link"><text:span text:style-name="T6">Deric</text:span></text:a><text:span text:style-name="T5"> </text:span><text:span text:style-name="T3">on </text:span><text:a xlink:type="simple" xlink:href="https://unsplash.com/s/photos/electic?utm_source=unsplash&amp;utm_medium=referral&amp;utm_content=creditCopyText" text:style-name="Internet_20_link" text:visited-style-name="Visited_20_Internet_20_Link"><text:span text:style-name="T6">Unsplash</text:span></text:a><text:span text:style-name="T8"> </text:span></text:p>
      <text:p text:style-name="P1"><text:span text:style-name="T9">Electronics: </text:span><text:span text:style-name="T3">Photo by </text:span><text:a xlink:type="simple" xlink:href="https://unsplash.com/@yogeshp?utm_source=unsplash&amp;utm_medium=referral&amp;utm_content=creditCopyText" text:style-name="Internet_20_link" text:visited-style-name="Visited_20_Internet_20_Link"><text:span text:style-name="T6">Yogesh Phuyal</text:span></text:a><text:span text:style-name="T5"> </text:span><text:span text:style-name="T3">on </text:span><text:a xlink:type="simple" xlink:href="https://unsplash.com/s/photos/electronics?utm_source=unsplash&amp;utm_medium=referral&amp;utm_content=creditCopyText" text:style-name="Internet_20_link" text:visited-style-name="Visited_20_Internet_20_Link"><text:span text:style-name="T6">Unsplash</text:span></text:a><text:span text:style-name="T8"> </text:span></text:p>
      <text:p text:style-name="P1"><text:span text:style-name="T9">Mechanical: </text:span><text:span text:style-name="T3">Photo by </text:span><text:a xlink:type="simple" xlink:href="https://unsplash.com/@npi?utm_source=unsplash&amp;utm_medium=referral&amp;utm_content=creditCopyText" text:style-name="Internet_20_link" text:visited-style-name="Visited_20_Internet_20_Link"><text:span text:style-name="T6">Pavel Neznanov</text:span></text:a><text:span text:style-name="T5"> </text:span><text:span text:style-name="T3">on </text:span><text:a xlink:type="simple" xlink:href="https://unsplash.com/s/photos/engineering?utm_source=unsplash&amp;utm_medium=referral&amp;utm_content=creditCopyText" text:style-name="Internet_20_link" text:visited-style-name="Visited_20_Internet_20_Link"><text:span text:style-name="T6">Unsplash</text:span></text:a><text:span text:style-name="T8"> </text:span></text:p>
      <text:p text:style-name="P2"><text:span text:style-name="T10">Writing reports: </text:span><text:span text:style-name="T3">Photo by </text:span><text:a xlink:type="simple" xlink:href="https://unsplash.com/@markusspiske?utm_source=unsplash&amp;utm_medium=referral&amp;utm_content=creditCopyText" text:style-name="Internet_20_link" text:visited-style-name="Visited_20_Internet_20_Link"><text:span text:style-name="T6">Markus Spiske</text:span></text:a><text:span text:style-name="T5"> </text:span><text:span text:style-name="T3">on </text:span><text:a xlink:type="simple" xlink:href="https://unsplash.com/s/photos/report?utm_source=unsplash&amp;utm_medium=referral&amp;utm_content=creditCopyText" text:style-name="Internet_20_link" text:visited-style-name="Visited_20_Internet_20_Link"><text:span text:style-name="T6">Unsplash</text:span></text:a><text:span text:style-name="T8">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pple-system" svg:font-family="apple-system, BlinkMacSystemFont, 'San Francisco', 'Helvetica Neue', Helvetica, Ubuntu, Roboto, Noto, 'Segoe UI', Arial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2T11:57:38.110000000</meta:creation-date>
    <dc:date>2022-04-02T22:02:38.314000000</dc:date>
    <meta:editing-duration>PT1H36M10S</meta:editing-duration>
    <meta:editing-cycles>4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6" meta:word-count="42" meta:character-count="277" meta:non-whitespace-character-count="234"/>
  </office:meta>
</office:document-meta>
</file>